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2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Johnson</text:p>
          </table:table-cell>
          <table:table-cell office:value-type="float" office:value="0.85" calcext:value-type="float">
            <text:p>0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nt</text:p>
          </table:table-cell>
          <table:table-cell office:value-type="float" office:value="0.15" calcext:value-type="float">
            <text:p>0.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lls GE, J</text:p>
          </table:table-cell>
          <table:table-cell table:formula="of:=[.B1]" office:value-type="float" office:value="0.85" calcext:value-type="float">
            <text:p>0.8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B4]*[.C4]" office:value-type="float" office:value="0.255" calcext:value-type="float">
            <text:p>0.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s GE, H</text:p>
          </table:table-cell>
          <table:table-cell table:formula="of:=[.B2]"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formula="of:=[.B5]*[.C5]" office:value-type="float" office:value="0.0075" calcext:value-type="float">
            <text:p>0.0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s GE Total</text:p>
          </table:table-cell>
          <table:table-cell table:number-columns-repeated="5"/>
          <table:table-cell table:formula="of:=SUM([.G4:.G5])" office:value-type="float" office:value="0.2625" calcext:value-type="float">
            <text:p>0.262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t serious, J</text:p>
          </table:table-cell>
          <table:table-cell table:formula="of:=[.B1]" office:value-type="float" office:value="0.85" calcext:value-type="float">
            <text:p>0.8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B8]*[.C8]" office:value-type="float" office:value="0.255" calcext:value-type="float">
            <text:p>0.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serious, H</text:p>
          </table:table-cell>
          <table:table-cell table:formula="of:=[.B2]"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formula="of:=[.B9]*[.C9]" office:value-type="float" office:value="0.0075" calcext:value-type="float">
            <text:p>0.0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serious Total</text:p>
          </table:table-cell>
          <table:table-cell table:number-columns-repeated="5"/>
          <table:table-cell table:formula="of:=SUM([.G8:.G9])" office:value-type="float" office:value="0.2625" calcext:value-type="float">
            <text:p>0.262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A Change, J</text:p>
          </table:table-cell>
          <table:table-cell table:formula="of:=[.B1]" office:value-type="float" office:value="0.85" calcext:value-type="float">
            <text:p>0.8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B12]*[.C12]" office:value-type="float" office:value="0.255" calcext:value-type="float">
            <text:p>0.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 Change, H</text:p>
          </table:table-cell>
          <table:table-cell table:formula="of:=[.B2]"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B13]*[.C13]" office:value-type="float" office:value="0.105" calcext:value-type="float">
            <text:p>0.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 Change Total</text:p>
          </table:table-cell>
          <table:table-cell table:number-columns-repeated="5"/>
          <table:table-cell table:formula="of:=SUM([.G12:.G13])"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D Change, J</text:p>
          </table:table-cell>
          <table:table-cell table:formula="of:=[.B1]" office:value-type="float" office:value="0.85" calcext:value-type="float">
            <text:p>0.85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B16]*[.C16]" office:value-type="float" office:value="0.085" calcext:value-type="float">
            <text:p>0.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 Change, H</text:p>
          </table:table-cell>
          <table:table-cell table:formula="of:=[.B2]"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[.B17]*[.C17]"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 Change Total</text:p>
          </table:table-cell>
          <table:table-cell table:number-columns-repeated="5"/>
          <table:table-cell table:formula="of:=SUM([.G16:.G17])" office:value-type="float" office:value="0.115" calcext:value-type="float">
            <text:p>0.11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A Not Amended</text:p>
          </table:table-cell>
          <table:table-cell table:formula="of:=[.G14]" office:value-type="float" office:value="0.36" calcext:value-type="float">
            <text:p>0.36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[.B20]*[.C20]" office:value-type="float" office:value="0.324" calcext:value-type="float">
            <text:p>0.32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A Amended</text:p>
          </table:table-cell>
          <table:table-cell table:formula="of:=[.G14]"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B22]*[.C22]" office:value-type="float" office:value="0.036" calcext:value-type="float">
            <text:p>0.03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D Not Amended</text:p>
          </table:table-cell>
          <table:table-cell table:formula="of:=[.G18]" office:value-type="float" office:value="0.115" calcext:value-type="float">
            <text:p>0.115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[.B24]*[.C24]" office:value-type="float" office:value="0.023" calcext:value-type="float">
            <text:p>0.02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D Amended</text:p>
          </table:table-cell>
          <table:table-cell table:formula="of:=[.G18]" office:value-type="float" office:value="0.115" calcext:value-type="float">
            <text:p>0.115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table:formula="of:=[.B26]*[.C26]" office:value-type="float" office:value="0.092" calcext:value-type="float">
            <text:p>0.09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mons Against Deal – from WA Not Amended</text:p>
          </table:table-cell>
          <table:table-cell table:formula="of:=[.G20]" office:value-type="float" office:value="0.324" calcext:value-type="float">
            <text:p>0.324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B28]*[.C28]" office:value-type="float" office:value="0.0972" calcext:value-type="float">
            <text:p>0.0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 Against Deal – from WA Amended</text:p>
          </table:table-cell>
          <table:table-cell table:formula="of:=[.G22]" office:value-type="float" office:value="0.036" calcext:value-type="float">
            <text:p>0.036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[.B29]*[.C29]" office:value-type="float" office:value="0.0072" calcext:value-type="float">
            <text:p>0.0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 Against Deal – from PD Not Amended</text:p>
          </table:table-cell>
          <table:table-cell table:formula="of:=[.G24]" office:value-type="float" office:value="0.023" calcext:value-type="float">
            <text:p>0.023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[.B30]*[.C30]" office:value-type="float" office:value="0.0046" calcext:value-type="float">
            <text:p>0.0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 Against Deal – from PD Amended</text:p>
          </table:table-cell>
          <table:table-cell table:formula="of:=[.G26]" office:value-type="float" office:value="0.092" calcext:value-type="float">
            <text:p>0.092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B31]*[.C31]"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 Against Deal Total</text:p>
          </table:table-cell>
          <table:table-cell table:number-columns-repeated="5"/>
          <table:table-cell table:formula="of:=SUM([.G28:.G31])" office:value-type="float" office:value="0.155" calcext:value-type="float">
            <text:p>0.155</text:p>
          </table:table-cell>
          <table:table-cell table:formula="of:=[.G32]" office:value-type="float" office:value="0.155" calcext:value-type="float">
            <text:p>0.15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Vote – from WA Not Amended</text:p>
          </table:table-cell>
          <table:table-cell table:formula="of:=[.G20]" office:value-type="float" office:value="0.324" calcext:value-type="float">
            <text:p>0.324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B34]*[.C34]" office:value-type="float" office:value="0.1944" calcext:value-type="float">
            <text:p>0.1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No Vote</text:span> – from WA Amended</text:p>
          </table:table-cell>
          <table:table-cell table:formula="of:=[.G22]" office:value-type="float" office:value="0.036" calcext:value-type="float">
            <text:p>0.036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[.B35]*[.C35]" office:value-type="float" office:value="0.0072" calcext:value-type="float">
            <text:p>0.0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No Vote</text:span> – from PD Not Amended</text:p>
          </table:table-cell>
          <table:table-cell table:formula="of:=[.G24]" office:value-type="float" office:value="0.023" calcext:value-type="float">
            <text:p>0.023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table:formula="of:=[.B36]*[.C36]" office:value-type="float" office:value="0.0184" calcext:value-type="float">
            <text:p>0.0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No Vote</text:span> – from PD Amended</text:p>
          </table:table-cell>
          <table:table-cell table:formula="of:=[.G26]" office:value-type="float" office:value="0.092" calcext:value-type="float">
            <text:p>0.092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B37]*[.C37]" office:value-type="float" office:value="0.0276" calcext:value-type="float">
            <text:p>0.0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Vote Total</text:p>
          </table:table-cell>
          <table:table-cell table:number-columns-repeated="5"/>
          <table:table-cell table:formula="of:=SUM([.G34:.G37])" office:value-type="float" office:value="0.2476" calcext:value-type="float">
            <text:p>0.2476</text:p>
          </table:table-cell>
          <table:table-cell table:formula="of:=[.G38]" office:value-type="float" office:value="0.2476" calcext:value-type="float">
            <text:p>0.247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mons For Deal – from WA Not Amended</text:p>
          </table:table-cell>
          <table:table-cell table:formula="of:=[.G20]" office:value-type="float" office:value="0.324" calcext:value-type="float">
            <text:p>0.324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B40]*[.C40]" office:value-type="float" office:value="0.0324" calcext:value-type="float">
            <text:p>0.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 For Deal – from WA Amended</text:p>
          </table:table-cell>
          <table:table-cell table:formula="of:=[.G22]" office:value-type="float" office:value="0.036" calcext:value-type="float">
            <text:p>0.036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B41]*[.C41]" office:value-type="float" office:value="0.0216" calcext:value-type="float">
            <text:p>0.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 For Deal – from PD Not Amended</text:p>
          </table:table-cell>
          <table:table-cell table:formula="of:=[.G24]"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42]*[.C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 For Deal – from PD Amended</text:p>
          </table:table-cell>
          <table:table-cell table:formula="of:=[.G26]" office:value-type="float" office:value="0.092" calcext:value-type="float">
            <text:p>0.092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[.B43]*[.C43]" office:value-type="float" office:value="0.0184" calcext:value-type="float">
            <text:p>0.0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 For Deal Total</text:p>
          </table:table-cell>
          <table:table-cell table:number-columns-repeated="5"/>
          <table:table-cell table:formula="of:=SUM([.G40:.G43])" office:value-type="float" office:value="0.0724" calcext:value-type="float">
            <text:p>0.0724</text:p>
          </table:table-cell>
          <table:table-cell table:formula="of:=[.G44]" office:value-type="float" office:value="0.0724" calcext:value-type="float">
            <text:p>0.0724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nough pragmatists resign – from No Serious Effort</text:p>
          </table:table-cell>
          <table:table-cell table:formula="of:=[.G10]" office:value-type="float" office:value="0.2625" calcext:value-type="float">
            <text:p>0.2625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table:formula="of:=[.B46]*[.C46]"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ough pragmatists resign – from Commons Rejects</text:p>
          </table:table-cell>
          <table:table-cell table:formula="of:=[.G32]" office:value-type="float" office:value="0.155" calcext:value-type="float">
            <text:p>0.15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B47]*[.C47]" office:value-type="float" office:value="0.0465" calcext:value-type="float">
            <text:p>0.0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ough pragmatists resign – from No Vote</text:p>
          </table:table-cell>
          <table:table-cell table:formula="of:=[.G38]" office:value-type="float" office:value="0.2476" calcext:value-type="float">
            <text:p>0.2476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B48]*[.C48]" office:value-type="float" office:value="0.14856" calcext:value-type="float">
            <text:p>0.14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ough pragmatists resign Total</text:p>
          </table:table-cell>
          <table:table-cell table:number-columns-repeated="5"/>
          <table:table-cell table:formula="of:=SUM([.G46:.G48])" office:value-type="float" office:value="0.40506" calcext:value-type="float">
            <text:p>0.4050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t Enough pragmatists resign – from No Serious Effort</text:p>
          </table:table-cell>
          <table:table-cell table:formula="of:=[.G10]" office:value-type="float" office:value="0.2625" calcext:value-type="float">
            <text:p>0.2625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[.B51]*[.C51]" office:value-type="float" office:value="0.0525" calcext:value-type="float">
            <text:p>0.0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Enough pragmatists resign – from Commons Rejects</text:p>
          </table:table-cell>
          <table:table-cell table:formula="of:=[.G32]" office:value-type="float" office:value="0.155" calcext:value-type="float">
            <text:p>0.155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B52]*[.C52]" office:value-type="float" office:value="0.1085" calcext:value-type="float">
            <text:p>0.1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Enough pragmatists resign – from No Vote</text:p>
          </table:table-cell>
          <table:table-cell table:formula="of:=[.G38]" office:value-type="float" office:value="0.2476" calcext:value-type="float">
            <text:p>0.2476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[.B53]*[.C53]" office:value-type="float" office:value="0.09904" calcext:value-type="float">
            <text:p>0.09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Enough pragmatists resign Total</text:p>
          </table:table-cell>
          <table:table-cell table:number-columns-repeated="5"/>
          <table:table-cell table:formula="of:=SUM([.G50:.G53])" office:value-type="float" office:value="0.26004" calcext:value-type="float">
            <text:p>0.2600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SULTS!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 – from calls GE</text:p>
          </table:table-cell>
          <table:table-cell table:formula="of:=[.G6]" office:value-type="float" office:value="0.2625" calcext:value-type="float">
            <text:p>0.2625</text:p>
          </table:table-cell>
          <table:table-cell table:number-columns-repeated="4"/>
          <table:table-cell table:formula="of:=[.B58]" office:value-type="float" office:value="0.2625" calcext:value-type="float">
            <text:p>0.2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 – from pragmatists resign</text:p>
          </table:table-cell>
          <table:table-cell table:formula="of:=[.G49]" office:value-type="float" office:value="0.40506" calcext:value-type="float">
            <text:p>0.40506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[.B59]*[.C59]" office:value-type="float" office:value="0.364554" calcext:value-type="float">
            <text:p>0.364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 Total</text:p>
          </table:table-cell>
          <table:table-cell table:number-columns-repeated="5"/>
          <table:table-cell table:formula="of:=SUM([.G58:.G59])" office:value-type="float" office:value="0.627054" calcext:value-type="float">
            <text:p>0.627054</text:p>
          </table:table-cell>
          <table:table-cell table:formula="of:=[.G60]*100" office:value-type="float" office:value="62.7054" calcext:value-type="float">
            <text:p>62.705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2<text:span text:style-name="T2">nd</text:span> Ref – from pragmatists resign</text:p>
          </table:table-cell>
          <table:table-cell table:formula="of:=[.G49]" office:value-type="float" office:value="0.40506" calcext:value-type="float">
            <text:p>0.40506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B62]*[.C62]" office:value-type="float" office:value="0.040506" calcext:value-type="float">
            <text:p>0.040506</text:p>
          </table:table-cell>
          <table:table-cell table:formula="of:=[.G62]*100" office:value-type="float" office:value="4.0506" calcext:value-type="float">
            <text:p>4.05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al Looms</text:p>
          </table:table-cell>
          <table:table-cell table:formula="of:=[.G54]" office:value-type="float" office:value="0.26004" calcext:value-type="float">
            <text:p>0.26004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B64]*[.C64]" office:value-type="float" office:value="0.182028" calcext:value-type="float">
            <text:p>0.182028</text:p>
          </table:table-cell>
          <table:table-cell table:formula="of:=[.G64]*100" office:value-type="float" office:value="18.2028" calcext:value-type="float">
            <text:p>18.20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quests Delay</text:p>
          </table:table-cell>
          <table:table-cell table:formula="of:=[.G54]" office:value-type="float" office:value="0.26004" calcext:value-type="float">
            <text:p>0.26004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B66]*[.C66]" office:value-type="float" office:value="0.078012" calcext:value-type="float">
            <text:p>0.078012</text:p>
          </table:table-cell>
          <table:table-cell table:formula="of:=[.G66]*100" office:value-type="float" office:value="7.8012" calcext:value-type="float">
            <text:p>7.80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rexit with a Deal</text:p>
          </table:table-cell>
          <table:table-cell table:formula="of:=[.G44]" office:value-type="float" office:value="0.0724" calcext:value-type="float">
            <text:p>0.0724</text:p>
          </table:table-cell>
          <table:table-cell table:number-columns-repeated="4"/>
          <table:table-cell table:formula="of:=[.B68]" office:value-type="float" office:value="0.0724" calcext:value-type="float">
            <text:p>0.0724</text:p>
          </table:table-cell>
          <table:table-cell table:formula="of:=[.G68]*100" office:value-type="float" office:value="7.24" calcext:value-type="float">
            <text:p>7.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SUM([.H60:.H68])" office:value-type="float" office:value="100" calcext:value-type="float">
            <text:p>100</text:p>
          </table:table-cell>
          <table:table-cell table:formula="of:=SUM([.I60:.I68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6-25T17:10:37.748397253</meta:creation-date>
    <dc:date>2019-06-27T11:11:14.450238235</dc:date>
    <dc:creator>Jon Worth</dc:creator>
    <meta:editing-duration>PT7M30S</meta:editing-duration>
    <meta:editing-cycles>2</meta:editing-cycles>
    <meta:generator>LibreOffice/6.2.0.3$MacOSX_X86_64 LibreOffice_project/98c6a8a1c6c7b144ce3cc729e34964b47ce25d62</meta:generator>
    <meta:document-statistic meta:table-count="1" meta:cell-count="182" meta:object-count="0"/>
  </office:meta>
</office:document-meta>
</file>